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e0323dedbf7363c27aec130bc0d9352" style:family="table-column">
      <style:table-column-properties fo:break-before="auto" style:use-optimal-column-width="false" style:column-width="6cm"/>
    </style:style>
    <style:style style:name="odsStyleTableColumn-0d320f16f2291182f634cacad1c5f908" style:family="table-column">
      <style:table-column-properties fo:break-before="auto" style:use-optimal-column-width="false" style:column-width="5cm"/>
    </style:style>
    <style:style style:name="odsStyleTableColumn-a7baec0b23e0a12e3197062ee0be2500" style:family="table-column">
      <style:table-column-properties fo:break-before="auto" style:use-optimal-column-width="false" style:column-width="3cm"/>
    </style:style>
    <style:style style:name="odsStyleTableCell-6af8193f5b7c3435695bdc807facbe0d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89b64996fdc8dc3223c4ecaa6dba0b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e26bb32ade55beb81c5f22e146461a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f404220e76eac2a336f94d4d6761bf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2deef0c67430c3f931c1c1ec0f132cd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73ca7c3764c630e5901d0f86869ddd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e0323dedbf7363c27aec130bc0d9352" table:default-cell-style-name="Default"/>
        <table:table-column table:style-name="odsStyleTableColumn-0d320f16f2291182f634cacad1c5f908" table:default-cell-style-name="Default"/>
        <table:table-column table:style-name="odsStyleTableColumn-a7baec0b23e0a12e3197062ee0be2500" table:default-cell-style-name="Default"/>
        <table:table-column table:style-name="odsStyleTableColumn-a7baec0b23e0a12e3197062ee0be2500" table:default-cell-style-name="Default"/>
        <table:table-column table:style-name="odsStyleTableColumn-a7baec0b23e0a12e3197062ee0be250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af8193f5b7c3435695bdc807facbe0d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89b64996fdc8dc3223c4ecaa6dba0b2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89b64996fdc8dc3223c4ecaa6dba0b28" table:number-columns-spanned="5" table:number-rows-spanned="1" office:value-type="string">
            <text:p>TABLA No. 9-24</text:p>
          </table:table-cell>
          <table:covered-table-cell table:number-columns-repeated="4"/>
        </table:table-row>
        <table:table-row table:style-name="ro1">
          <table:table-cell table:style-name="odsStyleTableCell-89b64996fdc8dc3223c4ecaa6dba0b28" table:number-columns-spanned="5" table:number-rows-spanned="1" office:value-type="string">
            <text:p>TABLA DE COTIZACIONES DEL 12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89b64996fdc8dc3223c4ecaa6dba0b2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e26bb32ade55beb81c5f22e146461a4" office:value-type="string">
            <text:p>PAIS</text:p>
          </table:table-cell>
          <table:table-cell table:style-name="odsStyleTableCell-7e26bb32ade55beb81c5f22e146461a4" office:value-type="string">
            <text:p>UNIDAD MONETARIA</text:p>
          </table:table-cell>
          <table:table-cell table:style-name="odsStyleTableCell-7e26bb32ade55beb81c5f22e146461a4" office:value-type="string">
            <text:p>MONEDA</text:p>
          </table:table-cell>
          <table:table-cell table:style-name="odsStyleTableCell-7e26bb32ade55beb81c5f22e146461a4" office:value-type="string">
            <text:p>TIPO DE CAMBIO EN Bs POR UNIDAD DE MONEDA EXTRANJERA</text:p>
          </table:table-cell>
          <table:table-cell table:style-name="odsStyleTableCell-7e26bb32ade55beb81c5f22e146461a4" office:value-type="string">
            <text:p>TIPO DE CAMBIO EN M.E.</text:p>
          </table:table-cell>
        </table:table-row>
        <table:table-row table:style-name="ro1">
          <table:table-cell table:style-name="odsStyleTableCell-5f404220e76eac2a336f94d4d6761bf6" office:value-type="string">
            <text:p>ESTADOS UNIDOS</text:p>
          </table:table-cell>
          <table:table-cell table:style-name="odsStyleTableCell-5f404220e76eac2a336f94d4d6761bf6" office:value-type="string">
            <text:p>DOLAR VENTA</text:p>
          </table:table-cell>
          <table:table-cell table:style-name="odsStyleTableCell-5f404220e76eac2a336f94d4d6761bf6" office:value-type="string">
            <text:p>USD.VENTA</text:p>
          </table:table-cell>
          <table:table-cell table:style-name="odsStyleTableCell-02deef0c67430c3f931c1c1ec0f132cd" office:value-type="string">
            <text:p>6.96000</text:p>
          </table:table-cell>
          <table:table-cell table:style-name="odsStyleTableCell-02deef0c67430c3f931c1c1ec0f132cd" office:value-type="string">
            <text:p/>
          </table:table-cell>
        </table:table-row>
        <table:table-row table:style-name="ro1">
          <table:table-cell table:style-name="odsStyleTableCell-5f404220e76eac2a336f94d4d6761bf6" office:value-type="string">
            <text:p>ESTADOS UNIDOS</text:p>
          </table:table-cell>
          <table:table-cell table:style-name="odsStyleTableCell-5f404220e76eac2a336f94d4d6761bf6" office:value-type="string">
            <text:p>DOLAR COMPRA</text:p>
          </table:table-cell>
          <table:table-cell table:style-name="odsStyleTableCell-5f404220e76eac2a336f94d4d6761bf6" office:value-type="string">
            <text:p>USD.COMPRA</text:p>
          </table:table-cell>
          <table:table-cell table:style-name="odsStyleTableCell-02deef0c67430c3f931c1c1ec0f132cd" office:value-type="string">
            <text:p>6.86000</text:p>
          </table:table-cell>
          <table:table-cell table:style-name="odsStyleTableCell-02deef0c67430c3f931c1c1ec0f132cd" office:value-type="string">
            <text:p/>
          </table:table-cell>
        </table:table-row>
        <table:table-row table:style-name="ro1">
          <table:table-cell table:style-name="odsStyleTableCell-5f404220e76eac2a336f94d4d6761bf6" office:value-type="string">
            <text:p>UNION EUROPEA</text:p>
          </table:table-cell>
          <table:table-cell table:style-name="odsStyleTableCell-5f404220e76eac2a336f94d4d6761bf6" office:value-type="string">
            <text:p>EURO</text:p>
          </table:table-cell>
          <table:table-cell table:style-name="odsStyleTableCell-5f404220e76eac2a336f94d4d6761bf6" office:value-type="string">
            <text:p>EUR</text:p>
          </table:table-cell>
          <table:table-cell table:style-name="odsStyleTableCell-02deef0c67430c3f931c1c1ec0f132cd" office:value-type="string">
            <text:p>7.51583</text:p>
          </table:table-cell>
          <table:table-cell table:style-name="odsStyleTableCell-02deef0c67430c3f931c1c1ec0f132cd" office:value-type="string">
            <text:p>0.91274</text:p>
          </table:table-cell>
        </table:table-row>
        <table:table-row table:style-name="ro1">
          <table:table-cell table:style-name="odsStyleTableCell-5f404220e76eac2a336f94d4d6761bf6" office:value-type="string">
            <text:p>JAPON</text:p>
          </table:table-cell>
          <table:table-cell table:style-name="odsStyleTableCell-5f404220e76eac2a336f94d4d6761bf6" office:value-type="string">
            <text:p>YEN</text:p>
          </table:table-cell>
          <table:table-cell table:style-name="odsStyleTableCell-5f404220e76eac2a336f94d4d6761bf6" office:value-type="string">
            <text:p>JPY</text:p>
          </table:table-cell>
          <table:table-cell table:style-name="odsStyleTableCell-02deef0c67430c3f931c1c1ec0f132cd" office:value-type="string">
            <text:p>0.04705</text:p>
          </table:table-cell>
          <table:table-cell table:style-name="odsStyleTableCell-02deef0c67430c3f931c1c1ec0f132cd" office:value-type="string">
            <text:p>145.80000</text:p>
          </table:table-cell>
        </table:table-row>
        <table:table-row table:style-name="ro1">
          <table:table-cell table:style-name="odsStyleTableCell-5f404220e76eac2a336f94d4d6761bf6" office:value-type="string">
            <text:p>ARABIA SAUDITA</text:p>
          </table:table-cell>
          <table:table-cell table:style-name="odsStyleTableCell-5f404220e76eac2a336f94d4d6761bf6" office:value-type="string">
            <text:p>RIYAL SAUDÍ</text:p>
          </table:table-cell>
          <table:table-cell table:style-name="odsStyleTableCell-5f404220e76eac2a336f94d4d6761bf6" office:value-type="string">
            <text:p>SAR</text:p>
          </table:table-cell>
          <table:table-cell table:style-name="odsStyleTableCell-02deef0c67430c3f931c1c1ec0f132cd" office:value-type="string">
            <text:p>1.82924</text:p>
          </table:table-cell>
          <table:table-cell table:style-name="odsStyleTableCell-02deef0c67430c3f931c1c1ec0f132cd" office:value-type="string">
            <text:p>3.75020</text:p>
          </table:table-cell>
        </table:table-row>
        <table:table-row table:style-name="ro1">
          <table:table-cell table:style-name="odsStyleTableCell-5f404220e76eac2a336f94d4d6761bf6" office:value-type="string">
            <text:p>ARGELIA</text:p>
          </table:table-cell>
          <table:table-cell table:style-name="odsStyleTableCell-5f404220e76eac2a336f94d4d6761bf6" office:value-type="string">
            <text:p>DINAR ARGELINO</text:p>
          </table:table-cell>
          <table:table-cell table:style-name="odsStyleTableCell-5f404220e76eac2a336f94d4d6761bf6" office:value-type="string">
            <text:p>DZD</text:p>
          </table:table-cell>
          <table:table-cell table:style-name="odsStyleTableCell-02deef0c67430c3f931c1c1ec0f132cd" office:value-type="string">
            <text:p>0.05106</text:p>
          </table:table-cell>
          <table:table-cell table:style-name="odsStyleTableCell-02deef0c67430c3f931c1c1ec0f132cd" office:value-type="string">
            <text:p>134.34050</text:p>
          </table:table-cell>
        </table:table-row>
        <table:table-row table:style-name="ro1">
          <table:table-cell table:style-name="odsStyleTableCell-5f404220e76eac2a336f94d4d6761bf6" office:value-type="string">
            <text:p>ARGENTINA</text:p>
          </table:table-cell>
          <table:table-cell table:style-name="odsStyleTableCell-5f404220e76eac2a336f94d4d6761bf6" office:value-type="string">
            <text:p>PESO</text:p>
          </table:table-cell>
          <table:table-cell table:style-name="odsStyleTableCell-5f404220e76eac2a336f94d4d6761bf6" office:value-type="string">
            <text:p>ARS</text:p>
          </table:table-cell>
          <table:table-cell table:style-name="odsStyleTableCell-02deef0c67430c3f931c1c1ec0f132cd" office:value-type="string">
            <text:p>0.00841</text:p>
          </table:table-cell>
          <table:table-cell table:style-name="odsStyleTableCell-02deef0c67430c3f931c1c1ec0f132cd" office:value-type="string">
            <text:p>815.45000</text:p>
          </table:table-cell>
        </table:table-row>
        <table:table-row table:style-name="ro1">
          <table:table-cell table:style-name="odsStyleTableCell-5f404220e76eac2a336f94d4d6761bf6" office:value-type="string">
            <text:p>AUSTRALIA</text:p>
          </table:table-cell>
          <table:table-cell table:style-name="odsStyleTableCell-5f404220e76eac2a336f94d4d6761bf6" office:value-type="string">
            <text:p>DÓLAR</text:p>
          </table:table-cell>
          <table:table-cell table:style-name="odsStyleTableCell-5f404220e76eac2a336f94d4d6761bf6" office:value-type="string">
            <text:p>AUD</text:p>
          </table:table-cell>
          <table:table-cell table:style-name="odsStyleTableCell-02deef0c67430c3f931c1c1ec0f132cd" office:value-type="string">
            <text:p>4.57355</text:p>
          </table:table-cell>
          <table:table-cell table:style-name="odsStyleTableCell-02deef0c67430c3f931c1c1ec0f132cd" office:value-type="string">
            <text:p>1.49993</text:p>
          </table:table-cell>
        </table:table-row>
        <table:table-row table:style-name="ro1">
          <table:table-cell table:style-name="odsStyleTableCell-5f404220e76eac2a336f94d4d6761bf6" office:value-type="string">
            <text:p>BRASIL</text:p>
          </table:table-cell>
          <table:table-cell table:style-name="odsStyleTableCell-5f404220e76eac2a336f94d4d6761bf6" office:value-type="string">
            <text:p>REAL</text:p>
          </table:table-cell>
          <table:table-cell table:style-name="odsStyleTableCell-5f404220e76eac2a336f94d4d6761bf6" office:value-type="string">
            <text:p>BRL</text:p>
          </table:table-cell>
          <table:table-cell table:style-name="odsStyleTableCell-02deef0c67430c3f931c1c1ec0f132cd" office:value-type="string">
            <text:p>1.40741</text:p>
          </table:table-cell>
          <table:table-cell table:style-name="odsStyleTableCell-02deef0c67430c3f931c1c1ec0f132cd" office:value-type="string">
            <text:p>4.87420</text:p>
          </table:table-cell>
        </table:table-row>
        <table:table-row table:style-name="ro1">
          <table:table-cell table:style-name="odsStyleTableCell-5f404220e76eac2a336f94d4d6761bf6" office:value-type="string">
            <text:p>CANADA</text:p>
          </table:table-cell>
          <table:table-cell table:style-name="odsStyleTableCell-5f404220e76eac2a336f94d4d6761bf6" office:value-type="string">
            <text:p>DÓLAR</text:p>
          </table:table-cell>
          <table:table-cell table:style-name="odsStyleTableCell-5f404220e76eac2a336f94d4d6761bf6" office:value-type="string">
            <text:p>CAD</text:p>
          </table:table-cell>
          <table:table-cell table:style-name="odsStyleTableCell-02deef0c67430c3f931c1c1ec0f132cd" office:value-type="string">
            <text:p>5.11520</text:p>
          </table:table-cell>
          <table:table-cell table:style-name="odsStyleTableCell-02deef0c67430c3f931c1c1ec0f132cd" office:value-type="string">
            <text:p>1.34110</text:p>
          </table:table-cell>
        </table:table-row>
        <table:table-row table:style-name="ro1">
          <table:table-cell table:style-name="odsStyleTableCell-5f404220e76eac2a336f94d4d6761bf6" office:value-type="string">
            <text:p>CHILE</text:p>
          </table:table-cell>
          <table:table-cell table:style-name="odsStyleTableCell-5f404220e76eac2a336f94d4d6761bf6" office:value-type="string">
            <text:p>PESO</text:p>
          </table:table-cell>
          <table:table-cell table:style-name="odsStyleTableCell-5f404220e76eac2a336f94d4d6761bf6" office:value-type="string">
            <text:p>CLP</text:p>
          </table:table-cell>
          <table:table-cell table:style-name="odsStyleTableCell-02deef0c67430c3f931c1c1ec0f132cd" office:value-type="string">
            <text:p>0.00756</text:p>
          </table:table-cell>
          <table:table-cell table:style-name="odsStyleTableCell-02deef0c67430c3f931c1c1ec0f132cd" office:value-type="string">
            <text:p>906.98000</text:p>
          </table:table-cell>
        </table:table-row>
        <table:table-row table:style-name="ro1">
          <table:table-cell table:style-name="odsStyleTableCell-5f404220e76eac2a336f94d4d6761bf6" office:value-type="string">
            <text:p>COLOMBIA</text:p>
          </table:table-cell>
          <table:table-cell table:style-name="odsStyleTableCell-5f404220e76eac2a336f94d4d6761bf6" office:value-type="string">
            <text:p>PESO</text:p>
          </table:table-cell>
          <table:table-cell table:style-name="odsStyleTableCell-5f404220e76eac2a336f94d4d6761bf6" office:value-type="string">
            <text:p>COP</text:p>
          </table:table-cell>
          <table:table-cell table:style-name="odsStyleTableCell-02deef0c67430c3f931c1c1ec0f132cd" office:value-type="string">
            <text:p>0.00174</text:p>
          </table:table-cell>
          <table:table-cell table:style-name="odsStyleTableCell-02deef0c67430c3f931c1c1ec0f132cd" office:value-type="string">
            <text:p>3,931.25000</text:p>
          </table:table-cell>
        </table:table-row>
        <table:table-row table:style-name="ro1">
          <table:table-cell table:style-name="odsStyleTableCell-5f404220e76eac2a336f94d4d6761bf6" office:value-type="string">
            <text:p>COREA DEL SUR</text:p>
          </table:table-cell>
          <table:table-cell table:style-name="odsStyleTableCell-5f404220e76eac2a336f94d4d6761bf6" office:value-type="string">
            <text:p>WON</text:p>
          </table:table-cell>
          <table:table-cell table:style-name="odsStyleTableCell-5f404220e76eac2a336f94d4d6761bf6" office:value-type="string">
            <text:p>KRW</text:p>
          </table:table-cell>
          <table:table-cell table:style-name="odsStyleTableCell-02deef0c67430c3f931c1c1ec0f132cd" office:value-type="string">
            <text:p>0.00523</text:p>
          </table:table-cell>
          <table:table-cell table:style-name="odsStyleTableCell-02deef0c67430c3f931c1c1ec0f132cd" office:value-type="string">
            <text:p>1,312.86000</text:p>
          </table:table-cell>
        </table:table-row>
        <table:table-row table:style-name="ro1">
          <table:table-cell table:style-name="odsStyleTableCell-5f404220e76eac2a336f94d4d6761bf6" office:value-type="string">
            <text:p>COSTA RICA</text:p>
          </table:table-cell>
          <table:table-cell table:style-name="odsStyleTableCell-5f404220e76eac2a336f94d4d6761bf6" office:value-type="string">
            <text:p>COLON COSTARRICENSE</text:p>
          </table:table-cell>
          <table:table-cell table:style-name="odsStyleTableCell-5f404220e76eac2a336f94d4d6761bf6" office:value-type="string">
            <text:p>CRC</text:p>
          </table:table-cell>
          <table:table-cell table:style-name="odsStyleTableCell-02deef0c67430c3f931c1c1ec0f132cd" office:value-type="string">
            <text:p>0.01317</text:p>
          </table:table-cell>
          <table:table-cell table:style-name="odsStyleTableCell-02deef0c67430c3f931c1c1ec0f132cd" office:value-type="string">
            <text:p>521.03000</text:p>
          </table:table-cell>
        </table:table-row>
        <table:table-row table:style-name="ro1">
          <table:table-cell table:style-name="odsStyleTableCell-5f404220e76eac2a336f94d4d6761bf6" office:value-type="string">
            <text:p>REPUBLICA CHECA</text:p>
          </table:table-cell>
          <table:table-cell table:style-name="odsStyleTableCell-5f404220e76eac2a336f94d4d6761bf6" office:value-type="string">
            <text:p>CORONA CHECA</text:p>
          </table:table-cell>
          <table:table-cell table:style-name="odsStyleTableCell-5f404220e76eac2a336f94d4d6761bf6" office:value-type="string">
            <text:p>CZK</text:p>
          </table:table-cell>
          <table:table-cell table:style-name="odsStyleTableCell-02deef0c67430c3f931c1c1ec0f132cd" office:value-type="string">
            <text:p>0.30430</text:p>
          </table:table-cell>
          <table:table-cell table:style-name="odsStyleTableCell-02deef0c67430c3f931c1c1ec0f132cd" office:value-type="string">
            <text:p>22.54370</text:p>
          </table:table-cell>
        </table:table-row>
        <table:table-row table:style-name="ro1">
          <table:table-cell table:style-name="odsStyleTableCell-5f404220e76eac2a336f94d4d6761bf6" office:value-type="string">
            <text:p>DINAMARCA</text:p>
          </table:table-cell>
          <table:table-cell table:style-name="odsStyleTableCell-5f404220e76eac2a336f94d4d6761bf6" office:value-type="string">
            <text:p>CORONA</text:p>
          </table:table-cell>
          <table:table-cell table:style-name="odsStyleTableCell-5f404220e76eac2a336f94d4d6761bf6" office:value-type="string">
            <text:p>DKK</text:p>
          </table:table-cell>
          <table:table-cell table:style-name="odsStyleTableCell-02deef0c67430c3f931c1c1ec0f132cd" office:value-type="string">
            <text:p>1.00792</text:p>
          </table:table-cell>
          <table:table-cell table:style-name="odsStyleTableCell-02deef0c67430c3f931c1c1ec0f132cd" office:value-type="string">
            <text:p>6.80610</text:p>
          </table:table-cell>
        </table:table-row>
        <table:table-row table:style-name="ro1">
          <table:table-cell table:style-name="odsStyleTableCell-5f404220e76eac2a336f94d4d6761bf6" office:value-type="string">
            <text:p>ECUADOR</text:p>
          </table:table-cell>
          <table:table-cell table:style-name="odsStyleTableCell-5f404220e76eac2a336f94d4d6761bf6" office:value-type="string">
            <text:p>DÓLAR</text:p>
          </table:table-cell>
          <table:table-cell table:style-name="odsStyleTableCell-5f404220e76eac2a336f94d4d6761bf6" office:value-type="string">
            <text:p>USD</text:p>
          </table:table-cell>
          <table:table-cell table:style-name="odsStyleTableCell-02deef0c67430c3f931c1c1ec0f132cd" office:value-type="string">
            <text:p>6.86000</text:p>
          </table:table-cell>
          <table:table-cell table:style-name="odsStyleTableCell-02deef0c67430c3f931c1c1ec0f132cd" office:value-type="string">
            <text:p>1.00000</text:p>
          </table:table-cell>
        </table:table-row>
        <table:table-row table:style-name="ro1">
          <table:table-cell table:style-name="odsStyleTableCell-5f404220e76eac2a336f94d4d6761bf6" office:value-type="string">
            <text:p>EMIRATOS ARABES</text:p>
          </table:table-cell>
          <table:table-cell table:style-name="odsStyleTableCell-5f404220e76eac2a336f94d4d6761bf6" office:value-type="string">
            <text:p>DIRHAM</text:p>
          </table:table-cell>
          <table:table-cell table:style-name="odsStyleTableCell-5f404220e76eac2a336f94d4d6761bf6" office:value-type="string">
            <text:p>AED</text:p>
          </table:table-cell>
          <table:table-cell table:style-name="odsStyleTableCell-02deef0c67430c3f931c1c1ec0f132cd" office:value-type="string">
            <text:p>1.86784</text:p>
          </table:table-cell>
          <table:table-cell table:style-name="odsStyleTableCell-02deef0c67430c3f931c1c1ec0f132cd" office:value-type="string">
            <text:p>3.67270</text:p>
          </table:table-cell>
        </table:table-row>
        <table:table-row table:style-name="ro1">
          <table:table-cell table:style-name="odsStyleTableCell-5f404220e76eac2a336f94d4d6761bf6" office:value-type="string">
            <text:p>FILIPINAS</text:p>
          </table:table-cell>
          <table:table-cell table:style-name="odsStyleTableCell-5f404220e76eac2a336f94d4d6761bf6" office:value-type="string">
            <text:p>PESO FILIPINO</text:p>
          </table:table-cell>
          <table:table-cell table:style-name="odsStyleTableCell-5f404220e76eac2a336f94d4d6761bf6" office:value-type="string">
            <text:p>PHP</text:p>
          </table:table-cell>
          <table:table-cell table:style-name="odsStyleTableCell-02deef0c67430c3f931c1c1ec0f132cd" office:value-type="string">
            <text:p>0.12255</text:p>
          </table:table-cell>
          <table:table-cell table:style-name="odsStyleTableCell-02deef0c67430c3f931c1c1ec0f132cd" office:value-type="string">
            <text:p>55.97900</text:p>
          </table:table-cell>
        </table:table-row>
        <table:table-row table:style-name="ro1">
          <table:table-cell table:style-name="odsStyleTableCell-5f404220e76eac2a336f94d4d6761bf6" office:value-type="string">
            <text:p>HAITÍ</text:p>
          </table:table-cell>
          <table:table-cell table:style-name="odsStyleTableCell-5f404220e76eac2a336f94d4d6761bf6" office:value-type="string">
            <text:p>GOURDE</text:p>
          </table:table-cell>
          <table:table-cell table:style-name="odsStyleTableCell-5f404220e76eac2a336f94d4d6761bf6" office:value-type="string">
            <text:p>HTG</text:p>
          </table:table-cell>
          <table:table-cell table:style-name="odsStyleTableCell-02deef0c67430c3f931c1c1ec0f132cd" office:value-type="string">
            <text:p>0.05210</text:p>
          </table:table-cell>
          <table:table-cell table:style-name="odsStyleTableCell-02deef0c67430c3f931c1c1ec0f132cd" office:value-type="string">
            <text:p>131.67290</text:p>
          </table:table-cell>
        </table:table-row>
        <table:table-row table:style-name="ro1">
          <table:table-cell table:style-name="odsStyleTableCell-5f404220e76eac2a336f94d4d6761bf6" office:value-type="string">
            <text:p>HONG KONG</text:p>
          </table:table-cell>
          <table:table-cell table:style-name="odsStyleTableCell-5f404220e76eac2a336f94d4d6761bf6" office:value-type="string">
            <text:p>DÓLAR</text:p>
          </table:table-cell>
          <table:table-cell table:style-name="odsStyleTableCell-5f404220e76eac2a336f94d4d6761bf6" office:value-type="string">
            <text:p>HKD</text:p>
          </table:table-cell>
          <table:table-cell table:style-name="odsStyleTableCell-02deef0c67430c3f931c1c1ec0f132cd" office:value-type="string">
            <text:p>0.87739</text:p>
          </table:table-cell>
          <table:table-cell table:style-name="odsStyleTableCell-02deef0c67430c3f931c1c1ec0f132cd" office:value-type="string">
            <text:p>7.81860</text:p>
          </table:table-cell>
        </table:table-row>
        <table:table-row table:style-name="ro1">
          <table:table-cell table:style-name="odsStyleTableCell-5f404220e76eac2a336f94d4d6761bf6" office:value-type="string">
            <text:p>INDIA</text:p>
          </table:table-cell>
          <table:table-cell table:style-name="odsStyleTableCell-5f404220e76eac2a336f94d4d6761bf6" office:value-type="string">
            <text:p>RUPIA</text:p>
          </table:table-cell>
          <table:table-cell table:style-name="odsStyleTableCell-5f404220e76eac2a336f94d4d6761bf6" office:value-type="string">
            <text:p>INR</text:p>
          </table:table-cell>
          <table:table-cell table:style-name="odsStyleTableCell-02deef0c67430c3f931c1c1ec0f132cd" office:value-type="string">
            <text:p>0.08262</text:p>
          </table:table-cell>
          <table:table-cell table:style-name="odsStyleTableCell-02deef0c67430c3f931c1c1ec0f132cd" office:value-type="string">
            <text:p>83.03130</text:p>
          </table:table-cell>
        </table:table-row>
        <table:table-row table:style-name="ro1">
          <table:table-cell table:style-name="odsStyleTableCell-5f404220e76eac2a336f94d4d6761bf6" office:value-type="string">
            <text:p>INDONESIA</text:p>
          </table:table-cell>
          <table:table-cell table:style-name="odsStyleTableCell-5f404220e76eac2a336f94d4d6761bf6" office:value-type="string">
            <text:p>RUPIA INDONESIA</text:p>
          </table:table-cell>
          <table:table-cell table:style-name="odsStyleTableCell-5f404220e76eac2a336f94d4d6761bf6" office:value-type="string">
            <text:p>IDR</text:p>
          </table:table-cell>
          <table:table-cell table:style-name="odsStyleTableCell-02deef0c67430c3f931c1c1ec0f132cd" office:value-type="string">
            <text:p>0.00044</text:p>
          </table:table-cell>
          <table:table-cell table:style-name="odsStyleTableCell-02deef0c67430c3f931c1c1ec0f132cd" office:value-type="string">
            <text:p>15,548.50000</text:p>
          </table:table-cell>
        </table:table-row>
        <table:table-row table:style-name="ro1">
          <table:table-cell table:style-name="odsStyleTableCell-5f404220e76eac2a336f94d4d6761bf6" office:value-type="string">
            <text:p>ISRAEL</text:p>
          </table:table-cell>
          <table:table-cell table:style-name="odsStyleTableCell-5f404220e76eac2a336f94d4d6761bf6" office:value-type="string">
            <text:p>NUEVO SÉQUEL</text:p>
          </table:table-cell>
          <table:table-cell table:style-name="odsStyleTableCell-5f404220e76eac2a336f94d4d6761bf6" office:value-type="string">
            <text:p>ILS</text:p>
          </table:table-cell>
          <table:table-cell table:style-name="odsStyleTableCell-02deef0c67430c3f931c1c1ec0f132cd" office:value-type="string">
            <text:p>1.83305</text:p>
          </table:table-cell>
          <table:table-cell table:style-name="odsStyleTableCell-02deef0c67430c3f931c1c1ec0f132cd" office:value-type="string">
            <text:p>3.74240</text:p>
          </table:table-cell>
        </table:table-row>
        <table:table-row table:style-name="ro1">
          <table:table-cell table:style-name="odsStyleTableCell-5f404220e76eac2a336f94d4d6761bf6" office:value-type="string">
            <text:p>MALASIA</text:p>
          </table:table-cell>
          <table:table-cell table:style-name="odsStyleTableCell-5f404220e76eac2a336f94d4d6761bf6" office:value-type="string">
            <text:p>RINGGIT MALAYO</text:p>
          </table:table-cell>
          <table:table-cell table:style-name="odsStyleTableCell-5f404220e76eac2a336f94d4d6761bf6" office:value-type="string">
            <text:p>MYR</text:p>
          </table:table-cell>
          <table:table-cell table:style-name="odsStyleTableCell-02deef0c67430c3f931c1c1ec0f132cd" office:value-type="string">
            <text:p>1.47717</text:p>
          </table:table-cell>
          <table:table-cell table:style-name="odsStyleTableCell-02deef0c67430c3f931c1c1ec0f132cd" office:value-type="string">
            <text:p>4.64400</text:p>
          </table:table-cell>
        </table:table-row>
        <table:table-row table:style-name="ro1">
          <table:table-cell table:style-name="odsStyleTableCell-5f404220e76eac2a336f94d4d6761bf6" office:value-type="string">
            <text:p>MEXICO</text:p>
          </table:table-cell>
          <table:table-cell table:style-name="odsStyleTableCell-5f404220e76eac2a336f94d4d6761bf6" office:value-type="string">
            <text:p>PESO</text:p>
          </table:table-cell>
          <table:table-cell table:style-name="odsStyleTableCell-5f404220e76eac2a336f94d4d6761bf6" office:value-type="string">
            <text:p>MXN</text:p>
          </table:table-cell>
          <table:table-cell table:style-name="odsStyleTableCell-02deef0c67430c3f931c1c1ec0f132cd" office:value-type="string">
            <text:p>0.40366</text:p>
          </table:table-cell>
          <table:table-cell table:style-name="odsStyleTableCell-02deef0c67430c3f931c1c1ec0f132cd" office:value-type="string">
            <text:p>16.99470</text:p>
          </table:table-cell>
        </table:table-row>
        <table:table-row table:style-name="ro1">
          <table:table-cell table:style-name="odsStyleTableCell-5f404220e76eac2a336f94d4d6761bf6" office:value-type="string">
            <text:p>NORUEGA</text:p>
          </table:table-cell>
          <table:table-cell table:style-name="odsStyleTableCell-5f404220e76eac2a336f94d4d6761bf6" office:value-type="string">
            <text:p>CORONA</text:p>
          </table:table-cell>
          <table:table-cell table:style-name="odsStyleTableCell-5f404220e76eac2a336f94d4d6761bf6" office:value-type="string">
            <text:p>NOK</text:p>
          </table:table-cell>
          <table:table-cell table:style-name="odsStyleTableCell-02deef0c67430c3f931c1c1ec0f132cd" office:value-type="string">
            <text:p>0.66356</text:p>
          </table:table-cell>
          <table:table-cell table:style-name="odsStyleTableCell-02deef0c67430c3f931c1c1ec0f132cd" office:value-type="string">
            <text:p>10.33820</text:p>
          </table:table-cell>
        </table:table-row>
        <table:table-row table:style-name="ro1">
          <table:table-cell table:style-name="odsStyleTableCell-5f404220e76eac2a336f94d4d6761bf6" office:value-type="string">
            <text:p>PANAMÁ</text:p>
          </table:table-cell>
          <table:table-cell table:style-name="odsStyleTableCell-5f404220e76eac2a336f94d4d6761bf6" office:value-type="string">
            <text:p>BALBOA</text:p>
          </table:table-cell>
          <table:table-cell table:style-name="odsStyleTableCell-5f404220e76eac2a336f94d4d6761bf6" office:value-type="string">
            <text:p>PAB</text:p>
          </table:table-cell>
          <table:table-cell table:style-name="odsStyleTableCell-02deef0c67430c3f931c1c1ec0f132cd" office:value-type="string">
            <text:p>6.86000</text:p>
          </table:table-cell>
          <table:table-cell table:style-name="odsStyleTableCell-02deef0c67430c3f931c1c1ec0f132cd" office:value-type="string">
            <text:p>1.00000</text:p>
          </table:table-cell>
        </table:table-row>
        <table:table-row table:style-name="ro1">
          <table:table-cell table:style-name="odsStyleTableCell-5f404220e76eac2a336f94d4d6761bf6" office:value-type="string">
            <text:p>PARAGUAY</text:p>
          </table:table-cell>
          <table:table-cell table:style-name="odsStyleTableCell-5f404220e76eac2a336f94d4d6761bf6" office:value-type="string">
            <text:p>GUARANI</text:p>
          </table:table-cell>
          <table:table-cell table:style-name="odsStyleTableCell-5f404220e76eac2a336f94d4d6761bf6" office:value-type="string">
            <text:p>PYG</text:p>
          </table:table-cell>
          <table:table-cell table:style-name="odsStyleTableCell-02deef0c67430c3f931c1c1ec0f132cd" office:value-type="string">
            <text:p>0.00094</text:p>
          </table:table-cell>
          <table:table-cell table:style-name="odsStyleTableCell-02deef0c67430c3f931c1c1ec0f132cd" office:value-type="string">
            <text:p>7,279.30000</text:p>
          </table:table-cell>
        </table:table-row>
        <table:table-row table:style-name="ro1">
          <table:table-cell table:style-name="odsStyleTableCell-5f404220e76eac2a336f94d4d6761bf6" office:value-type="string">
            <text:p>PERU</text:p>
          </table:table-cell>
          <table:table-cell table:style-name="odsStyleTableCell-5f404220e76eac2a336f94d4d6761bf6" office:value-type="string">
            <text:p>NUEVO SOL</text:p>
          </table:table-cell>
          <table:table-cell table:style-name="odsStyleTableCell-5f404220e76eac2a336f94d4d6761bf6" office:value-type="string">
            <text:p>PEN</text:p>
          </table:table-cell>
          <table:table-cell table:style-name="odsStyleTableCell-02deef0c67430c3f931c1c1ec0f132cd" office:value-type="string">
            <text:p>1.85461</text:p>
          </table:table-cell>
          <table:table-cell table:style-name="odsStyleTableCell-02deef0c67430c3f931c1c1ec0f132cd" office:value-type="string">
            <text:p>3.69890</text:p>
          </table:table-cell>
        </table:table-row>
        <table:table-row table:style-name="ro1">
          <table:table-cell table:style-name="odsStyleTableCell-5f404220e76eac2a336f94d4d6761bf6" office:value-type="string">
            <text:p>REINO UNIDO</text:p>
          </table:table-cell>
          <table:table-cell table:style-name="odsStyleTableCell-5f404220e76eac2a336f94d4d6761bf6" office:value-type="string">
            <text:p>LIBRA</text:p>
          </table:table-cell>
          <table:table-cell table:style-name="odsStyleTableCell-5f404220e76eac2a336f94d4d6761bf6" office:value-type="string">
            <text:p>GBP</text:p>
          </table:table-cell>
          <table:table-cell table:style-name="odsStyleTableCell-02deef0c67430c3f931c1c1ec0f132cd" office:value-type="string">
            <text:p>8.72518</text:p>
          </table:table-cell>
          <table:table-cell table:style-name="odsStyleTableCell-02deef0c67430c3f931c1c1ec0f132cd" office:value-type="string">
            <text:p>0.78623</text:p>
          </table:table-cell>
        </table:table-row>
        <table:table-row table:style-name="ro1">
          <table:table-cell table:style-name="odsStyleTableCell-5f404220e76eac2a336f94d4d6761bf6" office:value-type="string">
            <text:p>REPÚBLICA DOMINICANA</text:p>
          </table:table-cell>
          <table:table-cell table:style-name="odsStyleTableCell-5f404220e76eac2a336f94d4d6761bf6" office:value-type="string">
            <text:p>PESO DOMINICANO</text:p>
          </table:table-cell>
          <table:table-cell table:style-name="odsStyleTableCell-5f404220e76eac2a336f94d4d6761bf6" office:value-type="string">
            <text:p>DOP</text:p>
          </table:table-cell>
          <table:table-cell table:style-name="odsStyleTableCell-02deef0c67430c3f931c1c1ec0f132cd" office:value-type="string">
            <text:p>0.11682</text:p>
          </table:table-cell>
          <table:table-cell table:style-name="odsStyleTableCell-02deef0c67430c3f931c1c1ec0f132cd" office:value-type="string">
            <text:p>58.72300</text:p>
          </table:table-cell>
        </table:table-row>
        <table:table-row table:style-name="ro1">
          <table:table-cell table:style-name="odsStyleTableCell-5f404220e76eac2a336f94d4d6761bf6" office:value-type="string">
            <text:p>REP.POPULAR CHINA</text:p>
          </table:table-cell>
          <table:table-cell table:style-name="odsStyleTableCell-5f404220e76eac2a336f94d4d6761bf6" office:value-type="string">
            <text:p>YUAN RENMINBI OFFSHORE</text:p>
          </table:table-cell>
          <table:table-cell table:style-name="odsStyleTableCell-5f404220e76eac2a336f94d4d6761bf6" office:value-type="string">
            <text:p>CNH</text:p>
          </table:table-cell>
          <table:table-cell table:style-name="odsStyleTableCell-02deef0c67430c3f931c1c1ec0f132cd" office:value-type="string">
            <text:p>0.95608</text:p>
          </table:table-cell>
          <table:table-cell table:style-name="odsStyleTableCell-02deef0c67430c3f931c1c1ec0f132cd" office:value-type="string">
            <text:p>7.17510</text:p>
          </table:table-cell>
        </table:table-row>
        <table:table-row table:style-name="ro1">
          <table:table-cell table:style-name="odsStyleTableCell-5f404220e76eac2a336f94d4d6761bf6" office:value-type="string">
            <text:p>RUSIA</text:p>
          </table:table-cell>
          <table:table-cell table:style-name="odsStyleTableCell-5f404220e76eac2a336f94d4d6761bf6" office:value-type="string">
            <text:p>RUBLO RUSO</text:p>
          </table:table-cell>
          <table:table-cell table:style-name="odsStyleTableCell-5f404220e76eac2a336f94d4d6761bf6" office:value-type="string">
            <text:p>RUB</text:p>
          </table:table-cell>
          <table:table-cell table:style-name="odsStyleTableCell-02deef0c67430c3f931c1c1ec0f132cd" office:value-type="string">
            <text:p>0.07741</text:p>
          </table:table-cell>
          <table:table-cell table:style-name="odsStyleTableCell-02deef0c67430c3f931c1c1ec0f132cd" office:value-type="string">
            <text:p>88.61520</text:p>
          </table:table-cell>
        </table:table-row>
        <table:table-row table:style-name="ro1">
          <table:table-cell table:style-name="odsStyleTableCell-5f404220e76eac2a336f94d4d6761bf6" office:value-type="string">
            <text:p>SINGAPUR</text:p>
          </table:table-cell>
          <table:table-cell table:style-name="odsStyleTableCell-5f404220e76eac2a336f94d4d6761bf6" office:value-type="string">
            <text:p>DÓLAR</text:p>
          </table:table-cell>
          <table:table-cell table:style-name="odsStyleTableCell-5f404220e76eac2a336f94d4d6761bf6" office:value-type="string">
            <text:p>SGD</text:p>
          </table:table-cell>
          <table:table-cell table:style-name="odsStyleTableCell-02deef0c67430c3f931c1c1ec0f132cd" office:value-type="string">
            <text:p>5.14822</text:p>
          </table:table-cell>
          <table:table-cell table:style-name="odsStyleTableCell-02deef0c67430c3f931c1c1ec0f132cd" office:value-type="string">
            <text:p>1.33250</text:p>
          </table:table-cell>
        </table:table-row>
        <table:table-row table:style-name="ro1">
          <table:table-cell table:style-name="odsStyleTableCell-5f404220e76eac2a336f94d4d6761bf6" office:value-type="string">
            <text:p>SUDÁFRICA</text:p>
          </table:table-cell>
          <table:table-cell table:style-name="odsStyleTableCell-5f404220e76eac2a336f94d4d6761bf6" office:value-type="string">
            <text:p>RAND</text:p>
          </table:table-cell>
          <table:table-cell table:style-name="odsStyleTableCell-5f404220e76eac2a336f94d4d6761bf6" office:value-type="string">
            <text:p>ZAR</text:p>
          </table:table-cell>
          <table:table-cell table:style-name="odsStyleTableCell-02deef0c67430c3f931c1c1ec0f132cd" office:value-type="string">
            <text:p>0.36750</text:p>
          </table:table-cell>
          <table:table-cell table:style-name="odsStyleTableCell-02deef0c67430c3f931c1c1ec0f132cd" office:value-type="string">
            <text:p>18.66650</text:p>
          </table:table-cell>
        </table:table-row>
        <table:table-row table:style-name="ro1">
          <table:table-cell table:style-name="odsStyleTableCell-5f404220e76eac2a336f94d4d6761bf6" office:value-type="string">
            <text:p>SUECIA</text:p>
          </table:table-cell>
          <table:table-cell table:style-name="odsStyleTableCell-5f404220e76eac2a336f94d4d6761bf6" office:value-type="string">
            <text:p>CORONA</text:p>
          </table:table-cell>
          <table:table-cell table:style-name="odsStyleTableCell-5f404220e76eac2a336f94d4d6761bf6" office:value-type="string">
            <text:p>SEK</text:p>
          </table:table-cell>
          <table:table-cell table:style-name="odsStyleTableCell-02deef0c67430c3f931c1c1ec0f132cd" office:value-type="string">
            <text:p>0.66786</text:p>
          </table:table-cell>
          <table:table-cell table:style-name="odsStyleTableCell-02deef0c67430c3f931c1c1ec0f132cd" office:value-type="string">
            <text:p>10.27160</text:p>
          </table:table-cell>
        </table:table-row>
        <table:table-row table:style-name="ro1">
          <table:table-cell table:style-name="odsStyleTableCell-5f404220e76eac2a336f94d4d6761bf6" office:value-type="string">
            <text:p>SUIZA</text:p>
          </table:table-cell>
          <table:table-cell table:style-name="odsStyleTableCell-5f404220e76eac2a336f94d4d6761bf6" office:value-type="string">
            <text:p>FRANCO</text:p>
          </table:table-cell>
          <table:table-cell table:style-name="odsStyleTableCell-5f404220e76eac2a336f94d4d6761bf6" office:value-type="string">
            <text:p>CHF</text:p>
          </table:table-cell>
          <table:table-cell table:style-name="odsStyleTableCell-02deef0c67430c3f931c1c1ec0f132cd" office:value-type="string">
            <text:p>8.03938</text:p>
          </table:table-cell>
          <table:table-cell table:style-name="odsStyleTableCell-02deef0c67430c3f931c1c1ec0f132cd" office:value-type="string">
            <text:p>0.85330</text:p>
          </table:table-cell>
        </table:table-row>
        <table:table-row table:style-name="ro1">
          <table:table-cell table:style-name="odsStyleTableCell-5f404220e76eac2a336f94d4d6761bf6" office:value-type="string">
            <text:p>TAILANDIA</text:p>
          </table:table-cell>
          <table:table-cell table:style-name="odsStyleTableCell-5f404220e76eac2a336f94d4d6761bf6" office:value-type="string">
            <text:p>THAI BAHT</text:p>
          </table:table-cell>
          <table:table-cell table:style-name="odsStyleTableCell-5f404220e76eac2a336f94d4d6761bf6" office:value-type="string">
            <text:p>THB</text:p>
          </table:table-cell>
          <table:table-cell table:style-name="odsStyleTableCell-02deef0c67430c3f931c1c1ec0f132cd" office:value-type="string">
            <text:p>0.19508</text:p>
          </table:table-cell>
          <table:table-cell table:style-name="odsStyleTableCell-02deef0c67430c3f931c1c1ec0f132cd" office:value-type="string">
            <text:p>35.16500</text:p>
          </table:table-cell>
        </table:table-row>
        <table:table-row table:style-name="ro1">
          <table:table-cell table:style-name="odsStyleTableCell-5f404220e76eac2a336f94d4d6761bf6" office:value-type="string">
            <text:p>TAIWAN</text:p>
          </table:table-cell>
          <table:table-cell table:style-name="odsStyleTableCell-5f404220e76eac2a336f94d4d6761bf6" office:value-type="string">
            <text:p>DÓLAR</text:p>
          </table:table-cell>
          <table:table-cell table:style-name="odsStyleTableCell-5f404220e76eac2a336f94d4d6761bf6" office:value-type="string">
            <text:p>TWD</text:p>
          </table:table-cell>
          <table:table-cell table:style-name="odsStyleTableCell-02deef0c67430c3f931c1c1ec0f132cd" office:value-type="string">
            <text:p>0.22061</text:p>
          </table:table-cell>
          <table:table-cell table:style-name="odsStyleTableCell-02deef0c67430c3f931c1c1ec0f132cd" office:value-type="string">
            <text:p>31.09600</text:p>
          </table:table-cell>
        </table:table-row>
        <table:table-row table:style-name="ro1">
          <table:table-cell table:style-name="odsStyleTableCell-5f404220e76eac2a336f94d4d6761bf6" office:value-type="string">
            <text:p>TÚNEZ</text:p>
          </table:table-cell>
          <table:table-cell table:style-name="odsStyleTableCell-5f404220e76eac2a336f94d4d6761bf6" office:value-type="string">
            <text:p>DINAR TUNECINO</text:p>
          </table:table-cell>
          <table:table-cell table:style-name="odsStyleTableCell-5f404220e76eac2a336f94d4d6761bf6" office:value-type="string">
            <text:p>TND</text:p>
          </table:table-cell>
          <table:table-cell table:style-name="odsStyleTableCell-02deef0c67430c3f931c1c1ec0f132cd" office:value-type="string">
            <text:p>2.21662</text:p>
          </table:table-cell>
          <table:table-cell table:style-name="odsStyleTableCell-02deef0c67430c3f931c1c1ec0f132cd" office:value-type="string">
            <text:p>3.09480</text:p>
          </table:table-cell>
        </table:table-row>
        <table:table-row table:style-name="ro1">
          <table:table-cell table:style-name="odsStyleTableCell-5f404220e76eac2a336f94d4d6761bf6" office:value-type="string">
            <text:p>TURQUÍA</text:p>
          </table:table-cell>
          <table:table-cell table:style-name="odsStyleTableCell-5f404220e76eac2a336f94d4d6761bf6" office:value-type="string">
            <text:p>LIRA TURCA</text:p>
          </table:table-cell>
          <table:table-cell table:style-name="odsStyleTableCell-5f404220e76eac2a336f94d4d6761bf6" office:value-type="string">
            <text:p>TRY</text:p>
          </table:table-cell>
          <table:table-cell table:style-name="odsStyleTableCell-02deef0c67430c3f931c1c1ec0f132cd" office:value-type="string">
            <text:p>0.22868</text:p>
          </table:table-cell>
          <table:table-cell table:style-name="odsStyleTableCell-02deef0c67430c3f931c1c1ec0f132cd" office:value-type="string">
            <text:p>29.99760</text:p>
          </table:table-cell>
        </table:table-row>
        <table:table-row table:style-name="ro1">
          <table:table-cell table:style-name="odsStyleTableCell-5f404220e76eac2a336f94d4d6761bf6" office:value-type="string">
            <text:p>URUGUAY</text:p>
          </table:table-cell>
          <table:table-cell table:style-name="odsStyleTableCell-5f404220e76eac2a336f94d4d6761bf6" office:value-type="string">
            <text:p>PESO</text:p>
          </table:table-cell>
          <table:table-cell table:style-name="odsStyleTableCell-5f404220e76eac2a336f94d4d6761bf6" office:value-type="string">
            <text:p>UYU</text:p>
          </table:table-cell>
          <table:table-cell table:style-name="odsStyleTableCell-02deef0c67430c3f931c1c1ec0f132cd" office:value-type="string">
            <text:p>0.17421</text:p>
          </table:table-cell>
          <table:table-cell table:style-name="odsStyleTableCell-02deef0c67430c3f931c1c1ec0f132cd" office:value-type="string">
            <text:p>39.37830</text:p>
          </table:table-cell>
        </table:table-row>
        <table:table-row table:style-name="ro1">
          <table:table-cell table:style-name="odsStyleTableCell-5f404220e76eac2a336f94d4d6761bf6" office:value-type="string">
            <text:p>VENEZUELA</text:p>
          </table:table-cell>
          <table:table-cell table:style-name="odsStyleTableCell-5f404220e76eac2a336f94d4d6761bf6" office:value-type="string">
            <text:p>BOLIVAR DIGITAL</text:p>
          </table:table-cell>
          <table:table-cell table:style-name="odsStyleTableCell-5f404220e76eac2a336f94d4d6761bf6" office:value-type="string">
            <text:p>VES</text:p>
          </table:table-cell>
          <table:table-cell table:style-name="odsStyleTableCell-02deef0c67430c3f931c1c1ec0f132cd" office:value-type="string">
            <text:p>0.19109</text:p>
          </table:table-cell>
          <table:table-cell table:style-name="odsStyleTableCell-02deef0c67430c3f931c1c1ec0f132cd" office:value-type="string">
            <text:p>35.89880</text:p>
          </table:table-cell>
        </table:table-row>
        <table:table-row table:style-name="ro1">
          <table:table-cell table:style-name="odsStyleTableCell-5f404220e76eac2a336f94d4d6761bf6" office:value-type="string">
            <text:p>VIETNAM</text:p>
          </table:table-cell>
          <table:table-cell table:style-name="odsStyleTableCell-5f404220e76eac2a336f94d4d6761bf6" office:value-type="string">
            <text:p>DONG</text:p>
          </table:table-cell>
          <table:table-cell table:style-name="odsStyleTableCell-5f404220e76eac2a336f94d4d6761bf6" office:value-type="string">
            <text:p>VND</text:p>
          </table:table-cell>
          <table:table-cell table:style-name="odsStyleTableCell-02deef0c67430c3f931c1c1ec0f132cd" office:value-type="string">
            <text:p>0.00028</text:p>
          </table:table-cell>
          <table:table-cell table:style-name="odsStyleTableCell-02deef0c67430c3f931c1c1ec0f132cd" office:value-type="string">
            <text:p>24,441.00000</text:p>
          </table:table-cell>
        </table:table-row>
        <table:table-row table:style-name="ro1">
          <table:table-cell table:style-name="odsStyleTableCell-5f404220e76eac2a336f94d4d6761bf6" office:value-type="string">
            <text:p/>
          </table:table-cell>
          <table:table-cell table:style-name="odsStyleTableCell-5f404220e76eac2a336f94d4d6761bf6" office:value-type="string">
            <text:p>DERECHO ESPECIAL DE GIRO</text:p>
          </table:table-cell>
          <table:table-cell table:style-name="odsStyleTableCell-5f404220e76eac2a336f94d4d6761bf6" office:value-type="string">
            <text:p>USD/D.E.G.</text:p>
          </table:table-cell>
          <table:table-cell table:style-name="odsStyleTableCell-02deef0c67430c3f931c1c1ec0f132cd" office:value-type="string">
            <text:p/>
          </table:table-cell>
          <table:table-cell table:style-name="odsStyleTableCell-02deef0c67430c3f931c1c1ec0f132cd" office:value-type="string">
            <text:p>1.33767</text:p>
          </table:table-cell>
        </table:table-row>
        <table:table-row table:style-name="ro1">
          <table:table-cell table:style-name="odsStyleTableCell-5f404220e76eac2a336f94d4d6761bf6" office:value-type="string">
            <text:p/>
          </table:table-cell>
          <table:table-cell table:style-name="odsStyleTableCell-5f404220e76eac2a336f94d4d6761bf6" office:value-type="string">
            <text:p>UNIDAD DE FOMENTO DE VIVIENDA</text:p>
          </table:table-cell>
          <table:table-cell table:style-name="odsStyleTableCell-5f404220e76eac2a336f94d4d6761bf6" office:value-type="string">
            <text:p>Bs/UFV</text:p>
          </table:table-cell>
          <table:table-cell table:style-name="odsStyleTableCell-02deef0c67430c3f931c1c1ec0f132cd" office:value-type="string">
            <text:p/>
          </table:table-cell>
          <table:table-cell table:style-name="odsStyleTableCell-02deef0c67430c3f931c1c1ec0f132cd" office:value-type="string">
            <text:p>2.4758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9b64996fdc8dc3223c4ecaa6dba0b2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e26bb32ade55beb81c5f22e146461a4" office:value-type="string">
            <text:p> </text:p>
          </table:table-cell>
          <table:table-cell table:style-name="odsStyleTableCell-7e26bb32ade55beb81c5f22e146461a4" office:value-type="string">
            <text:p>UNIDAD MONETARIA</text:p>
          </table:table-cell>
          <table:table-cell table:style-name="odsStyleTableCell-7e26bb32ade55beb81c5f22e146461a4" office:value-type="string">
            <text:p>MONEDA</text:p>
          </table:table-cell>
          <table:table-cell table:style-name="odsStyleTableCell-7e26bb32ade55beb81c5f22e146461a4" office:value-type="string">
            <text:p>TIPO DE CAMBIO EN M.E.</text:p>
          </table:table-cell>
        </table:table-row>
        <table:table-row table:style-name="ro1">
          <table:table-cell table:style-name="odsStyleTableCell-5f404220e76eac2a336f94d4d6761bf6" office:value-type="string">
            <text:p>ORO</text:p>
          </table:table-cell>
          <table:table-cell table:style-name="odsStyleTableCell-5f404220e76eac2a336f94d4d6761bf6" office:value-type="string">
            <text:p>ONZA TROY ORO</text:p>
          </table:table-cell>
          <table:table-cell table:style-name="odsStyleTableCell-5f404220e76eac2a336f94d4d6761bf6" office:value-type="string">
            <text:p>USD./O.T.F.</text:p>
          </table:table-cell>
          <table:table-cell table:style-name="odsStyleTableCell-02deef0c67430c3f931c1c1ec0f132cd" office:value-type="string">
            <text:p>2,030.38000</text:p>
          </table:table-cell>
        </table:table-row>
        <table:table-row table:style-name="ro1">
          <table:table-cell table:style-name="odsStyleTableCell-5f404220e76eac2a336f94d4d6761bf6" office:value-type="string">
            <text:p>PLATA</text:p>
          </table:table-cell>
          <table:table-cell table:style-name="odsStyleTableCell-5f404220e76eac2a336f94d4d6761bf6" office:value-type="string">
            <text:p>ONZA TROY PLATA</text:p>
          </table:table-cell>
          <table:table-cell table:style-name="odsStyleTableCell-5f404220e76eac2a336f94d4d6761bf6" office:value-type="string">
            <text:p>USD./O.T.F.</text:p>
          </table:table-cell>
          <table:table-cell table:style-name="odsStyleTableCell-02deef0c67430c3f931c1c1ec0f132cd" office:value-type="string">
            <text:p>22.822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9b64996fdc8dc3223c4ecaa6dba0b2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e26bb32ade55beb81c5f22e146461a4" office:value-type="string">
            <text:p> </text:p>
          </table:table-cell>
          <table:table-cell table:style-name="odsStyleTableCell-7e26bb32ade55beb81c5f22e146461a4" office:value-type="string">
            <text:p>1 MES</text:p>
          </table:table-cell>
          <table:table-cell table:style-name="odsStyleTableCell-7e26bb32ade55beb81c5f22e146461a4" office:value-type="string">
            <text:p>3 MESES</text:p>
          </table:table-cell>
          <table:table-cell table:style-name="odsStyleTableCell-7e26bb32ade55beb81c5f22e146461a4" office:value-type="string">
            <text:p>6 MESES</text:p>
          </table:table-cell>
        </table:table-row>
        <table:table-row table:style-name="ro1">
          <table:table-cell table:style-name="odsStyleTableCell-a73ca7c3764c630e5901d0f86869dddc" office:value-type="string">
            <text:p>TASA LIBOR(USD)</text:p>
          </table:table-cell>
          <table:table-cell table:style-name="odsStyleTableCell-02deef0c67430c3f931c1c1ec0f132cd" office:value-type="string">
            <text:p>5.45</text:p>
          </table:table-cell>
          <table:table-cell table:style-name="odsStyleTableCell-02deef0c67430c3f931c1c1ec0f132cd" office:value-type="string">
            <text:p>5.59</text:p>
          </table:table-cell>
          <table:table-cell table:style-name="odsStyleTableCell-02deef0c67430c3f931c1c1ec0f132cd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f404220e76eac2a336f94d4d6761bf6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18</meta:creation-date>
    <meta:generator>ods générator</meta:generator>
    <dc:date>2024-10-15T21:15:18</dc:date>
    <meta:editing-duration>PT1S</meta:editing-duration>
    <meta:editing-cycles>1</meta:editing-cycles>
    <meta:document-statistic meta:table-count="1" meta:cell-count="4" meta:object-count="0"/>
  </office:meta>
</office:document-meta>
</file>